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7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796cm" svg:x="0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8.128cm" svg:y="0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56cm" svg:height="1.016cm" svg:x="8.382cm" svg:y="7.566cm">
          <draw:text-box>
            <text:p>Esp8266</text:p>
          </draw:text-box>
        </draw:frame>
        <draw:frame draw:style-name="gr5" draw:text-style-name="P3" draw:layer="layout" svg:width="2.032cm" svg:height="0.962cm" svg:x="9.144cm" svg:y="1.27cm">
          <draw:text-box>
            <text:p>Wifi</text:p>
          </draw:text-box>
        </draw:frame>
        <draw:custom-shape draw:style-name="gr3" draw:text-style-name="P2" draw:layer="layout" svg:width="4.318cm" svg:height="2.032cm" svg:x="15.24cm" svg:y="4.51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26cm" svg:height="2.384cm" svg:x="15.24cm" svg:y="4.772cm">
          <draw:text-box>
            <text:p>Infrarojo para trigger de ultra</text:p>
          </draw:text-box>
        </draw:frame>
        <draw:custom-shape draw:style-name="gr3" draw:text-style-name="P2" draw:layer="layout" svg:width="4.318cm" svg:height="2.032cm" svg:x="15.24cm" svg:y="2.03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81cm" svg:height="1.673cm" svg:x="15.748cm" svg:y="2.492cm">
          <draw:text-box>
            <text:p>Tarjeta SD</text:p>
          </draw:text-box>
        </draw:frame>
        <draw:custom-shape draw:style-name="gr8" draw:text-style-name="P2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3" draw:text-style-name="P2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064cm" svg:height="1.673cm" svg:x="15.24cm" svg:y="9.957cm">
          <draw:text-box>
            <text:p>Led RGB</text:p>
          </draw:text-box>
        </draw:frame>
        <draw:line draw:style-name="gr10" draw:text-style-name="P4" draw:layer="layout" svg:x1="13.462cm" svg:y1="7.058cm" svg:x2="14.732cm" svg:y2="5.534cm">
          <text:p/>
        </draw:line>
        <draw:line draw:style-name="gr10" draw:text-style-name="P4" draw:layer="layout" svg:x1="13.208cm" svg:y1="8.328cm" svg:x2="14.732cm" svg:y2="11.122cm">
          <text:p/>
        </draw:line>
        <draw:line draw:style-name="gr10" draw:text-style-name="P4" draw:layer="layout" svg:x1="12.7cm" svg:y1="6.35cm" svg:x2="14.732cm" svg:y2="3.556cm">
          <text:p/>
        </draw:line>
        <draw:line draw:style-name="gr10" draw:text-style-name="P4" draw:layer="layout" svg:x1="8.89cm" svg:y1="2.74cm" svg:x2="8.89cm" svg:y2="7.058cm">
          <text:p/>
        </draw:line>
        <draw:line draw:style-name="gr10" draw:text-style-name="P4" draw:layer="layout" svg:x1="11.43cm" svg:y1="7.058cm" svg:x2="11.43cm" svg:y2="2.74cm">
          <text:p/>
        </draw:line>
        <draw:line draw:style-name="gr10" draw:text-style-name="P4" draw:layer="layout" svg:x1="14.732cm" svg:y1="7.82cm" svg:x2="13.208cm" svg:y2="7.82cm">
          <text:p/>
        </draw:line>
        <draw:frame draw:style-name="gr11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2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5" draw:text-style-name="P3" draw:layer="layout" svg:width="8.169cm" svg:height="0.962cm" svg:x="15.494cm" svg:y="0.308cm">
          <draw:text-box>
            <text:p>OMS</text:p>
          </draw:text-box>
        </draw:frame>
        <draw:frame draw:style-name="gr4" draw:text-style-name="P3" draw:layer="layout" svg:width="6.858cm" svg:height="1.016cm" svg:x="17.526cm" svg:y="0.254cm">
          <draw:text-box>
            <text:p>2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7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6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4" draw:text-style-name="P4" draw:layer="layout" svg:x1="2.032cm" svg:y1="8.128cm" svg:x2="2.032cm" svg:y2="10.16cm">
          <text:p/>
        </draw:line>
        <draw:line draw:style-name="gr14" draw:text-style-name="P4" draw:layer="layout" svg:x1="3.048cm" svg:y1="8.128cm" svg:x2="3.048cm" svg:y2="10.16cm">
          <text:p/>
        </draw:line>
        <draw:line draw:style-name="gr14" draw:text-style-name="P4" draw:layer="layout" svg:x1="6.453cm" svg:y1="8.247cm" svg:x2="6.453cm" svg:y2="10.279cm">
          <text:p/>
        </draw:line>
        <draw:line draw:style-name="gr14" draw:text-style-name="P4" draw:layer="layout" svg:x1="5.588cm" svg:y1="8.128cm" svg:x2="5.588cm" svg:y2="10.16cm">
          <text:p/>
        </draw:line>
        <draw:custom-shape draw:style-name="gr15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048cm" svg:height="0.962cm" svg:x="9.906cm" svg:y="13.716cm">
          <draw:text-box>
            <text:p>RFID</text:p>
          </draw:text-box>
        </draw:frame>
        <draw:custom-shape draw:style-name="gr16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8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4" draw:text-style-name="P3" draw:layer="layout" svg:width="2.286cm" svg:height="1.016cm" svg:x="1.524cm" svg:y="10.414cm">
          <draw:text-box>
            <text:p>Salida</text:p>
          </draw:text-box>
        </draw:frame>
        <draw:frame draw:style-name="gr7" draw:text-style-name="P3" draw:layer="layout" svg:width="3.302cm" svg:height="1.673cm" svg:x="4.572cm" svg:y="10.414cm">
          <draw:text-box>
            <text:p>Entrada</text:p>
          </draw:text-box>
        </draw:frame>
        <draw:frame draw:style-name="gr19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7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0" draw:text-style-name="P8" draw:layer="layout" svg:width="2.297cm" svg:height="0.962cm" svg:x="8.466cm" svg:y="9.09cm">
          <draw:text-box>
            <text:p>Esp32</text:p>
          </draw:text-box>
        </draw:frame>
        <draw:frame draw:style-name="gr21" draw:text-style-name="P8" draw:layer="layout" svg:width="3.556cm" svg:height="1.673cm" svg:x="8.382cm" svg:y="10.265cm">
          <draw:text-box>
            <text:p>Indicador <text:s/>encendido</text:p>
          </draw:text-box>
        </draw:frame>
        <draw:frame draw:style-name="gr20" draw:text-style-name="P8" draw:layer="layout" svg:width="8.169cm" svg:height="0.962cm" svg:x="8.382cm" svg:y="11.938cm">
          <draw:text-box>
            <text:p>Va conectado a la corriente</text:p>
          </draw:text-box>
        </draw:frame>
        <draw:frame draw:style-name="gr11" draw:text-style-name="P8" draw:layer="layout" svg:width="6.096cm" svg:height="1.673cm" svg:x="0.762cm" svg:y="6.499cm">
          <draw:text-box>
            <text:p>Pines spi o uart</text:p>
          </draw:text-box>
        </draw:frame>
        <draw:frame draw:style-name="gr20" draw:text-style-name="P8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3" draw:text-style-name="P2" draw:layer="layout" svg:width="4.318cm" svg:height="2.032cm" svg:x="20.828cm" svg:y="2.03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302cm" svg:height="0.962cm" svg:x="21.336cm" svg:y="2.54cm">
          <draw:text-box>
            <text:p>Parlante</text:p>
          </draw:text-box>
        </draw:frame>
        <draw:line draw:style-name="gr10" draw:text-style-name="P4" draw:layer="layout" svg:x1="19.812cm" svg:y1="3.048cm" svg:x2="20.828cm" svg:y2="3.048cm">
          <text:p/>
        </draw:lin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04T08:06:28.216121093</dc:date>
    <meta:editing-duration>PT4M29S</meta:editing-duration>
    <meta:editing-cycles>2</meta:editing-cycles>
    <meta:generator>LibreOffice/6.4.7.2$Linux_X86_64 LibreOffice_project/40$Build-2</meta:generator>
    <meta:document-statistic meta:object-count="71"/>
  </office:meta>
</office:document-meta>
</file>